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1cd0" officeooo:paragraph-rsid="00081cd0"/>
    </style:style>
    <style:style style:name="P2" style:family="paragraph" style:parent-style-name="Standard">
      <style:text-properties officeooo:rsid="00081cd0" officeooo:paragraph-rsid="00093e10"/>
    </style:style>
    <style:style style:name="P3" style:family="paragraph" style:parent-style-name="Standard">
      <style:text-properties officeooo:paragraph-rsid="00081cd0"/>
    </style:style>
    <style:style style:name="P4" style:family="paragraph" style:parent-style-name="Standard">
      <style:text-properties officeooo:rsid="00088d9f" officeooo:paragraph-rsid="00088d9f"/>
    </style:style>
    <style:style style:name="P5" style:family="paragraph" style:parent-style-name="Standard">
      <style:text-properties officeooo:rsid="000aeb36" officeooo:paragraph-rsid="000aeb36"/>
    </style:style>
    <style:style style:name="P6" style:family="paragraph" style:parent-style-name="Standard">
      <style:text-properties officeooo:rsid="000b4416" officeooo:paragraph-rsid="000b4416"/>
    </style:style>
    <style:style style:name="T1" style:family="text">
      <style:text-properties officeooo:rsid="00081cd0"/>
    </style:style>
    <style:style style:name="T2" style:family="text">
      <style:text-properties style:text-position="super 58%" officeooo:rsid="00081cd0"/>
    </style:style>
    <style:style style:name="T3" style:family="text">
      <style:text-properties officeooo:rsid="00088d9f"/>
    </style:style>
    <style:style style:name="T4" style:family="text">
      <style:text-properties officeooo:rsid="00093e10"/>
    </style:style>
    <style:style style:name="T5" style:family="text">
      <style:text-properties officeooo:rsid="000b44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landi Opera librettos collection</text:p>
      <text:p text:style-name="Standard"/>
      <text:p text:style-name="P3"><text:span text:style-name="T1">Data: One </text:span>greatest<text:span text:style-name="T1"> collections of librettos (def. Text booklet of an opera) in the world. Consisting of around 32’000 thousand librettos, spanning a time period 16</text:span><text:span text:style-name="T2">th</text:span><text:span text:style-name="T1"> to 20</text:span><text:span text:style-name="T2">th</text:span><text:span text:style-name="T1"> century.</text:span></text:p>
      <text:p text:style-name="P1">References: <text:a xlink:type="simple" xlink:href="https://www.cini.it/en/collezioni/archives/theatre/ulderico-rolandi" text:style-name="Internet_20_link" text:visited-style-name="Visited_20_Internet_20_Link">https://www.cini.it/en/collezioni/archives/theatre/ulderico-rolandi</text:a> </text:p>
      <text:p text:style-name="P1"><text:a xlink:type="simple" xlink:href="http://dl.cini.it/collections/show/1078" text:style-name="Internet_20_link" text:visited-style-name="Visited_20_Internet_20_Link">http://dl.cini.it/collections/show/1078</text:a></text:p>
      <text:p text:style-name="P1"><text:a xlink:type="simple" xlink:href="https://www.britannica.com/art/libretto" text:style-name="Internet_20_link" text:visited-style-name="Visited_20_Internet_20_Link">https://www.britannica.com/art/libretto</text:a></text:p>
      <text:p text:style-name="P1"/>
      <text:p text:style-name="P1">Project Description/ Challenges (to my best knowledge):</text:p>
      <text:p text:style-name="P1">1) Data Extraction: Currently we only have pictures, we have to digitize &amp; OCR the whole collection (or everything which is feasible)</text:p>
      <text:p text:style-name="P2">2) Data Base Construction: <text:span text:style-name="T3">A comprehensible data base incl. Meta data must be constructed. i.e.: we have to collect/extract information about: author, time, place, (potentially) popularity, (potentially) according music and more</text:span></text:p>
      <text:p text:style-name="P4">3) Data Analysis: This is a super rich data set and the potential is immeasurable. Potential angles could be: 1) Spacial and temporal distribution of opera creation, 2) Musical complexity and innovation in opera (<text:span text:style-name="T4">it’s meant to be sung → rhyme pattern, length, etc.) <text:s text:c="2"/>3) Music as a connected network (how do librettos influence each other? Do we see trends?) 4) Librettos as an mirror of society (which topics are being discussed? Do they correlate with outside events?) 5) And many more (feel free to add)….</text:span></text:p>
      <text:p text:style-name="P5">4) Presentation of results &amp; publishing data base: Internet page, paper, etc…</text:p>
      <text:p text:style-name="P5"/>
      <text:p text:style-name="P5">Preferred skills / some thoughts:</text:p>
      <text:p text:style-name="P5">1) As long as you are motivated and excited it’s a go. To be honest it seems like a lot of work and quite complex. But also super exciting!</text:p>
      <text:p text:style-name="P5">2) Fluency in python and libraries (especially pandas) is very very much encouraged!</text:p>
      <text:p text:style-name="P5">3) <text:span text:style-name="T5">Some stuff we need: OCR knowledge, data base knowledge, </text:span>NLP knowledge, <text:span text:style-name="T5">visualization knowledge, more?</text:span></text:p>
      <text:p text:style-name="P5"><text:s/></text:p>
      <text:p text:style-name="P6">Let’s discuss if this seems feasible!</text:p>
      <text:p text:style-name="P6"/>
      <text:p text:style-name="P6">Members:</text:p>
      <text:p text:style-name="P6">-Aurel</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5T11:26:50.243055357</meta:creation-date>
    <dc:date>2020-09-26T16:06:20.346136454</dc:date>
    <meta:editing-duration>P1DT3H46M19S</meta:editing-duration>
    <meta:editing-cycles>1</meta:editing-cycles>
    <meta:document-statistic meta:table-count="0" meta:image-count="0" meta:object-count="0" meta:page-count="1" meta:paragraph-count="18" meta:word-count="265" meta:character-count="1787" meta:non-whitespace-character-count="1535"/>
    <meta:generator>LibreOffice/6.0.7.3$Linux_X86_64 LibreOffice_project/00m0$Build-3</meta:generator>
  </office:meta>
</office:document-meta>
</file>